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846in"/>
    </style:style>
    <style:style style:name="co4" style:family="table-column">
      <style:table-column-properties fo:break-before="auto" style:column-width="0.661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cenario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Objective Function (F) =</text:p>
          </table:table-cell>
          <table:table-cell table:formula="oooc:=12*[.B4]+9*[.B5]-10*[.B6]" office:value-type="float" office:value="-50199.9999999999">
            <text:p>-502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ecision Variables</text:p>
          </table:table-cell>
          <table:table-cell table:number-columns-repeated="3"/>
        </table:table-row>
        <table:table-row table:style-name="ro1">
          <table:table-cell office:value-type="string">
            <text:p>x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x2</text:p>
          </table:table-cell>
          <table:table-cell office:value-type="float" office:value="48200">
            <text:p>48200</text:p>
          </table:table-cell>
          <table:table-cell table:number-columns-repeated="2"/>
        </table:table-row>
        <table:table-row table:style-name="ro1">
          <table:table-cell office:value-type="string">
            <text:p>x3</text:p>
          </table:table-cell>
          <table:table-cell office:value-type="float" office:value="48400">
            <text:p>484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ubject to the Constraints</text:p>
          </table:table-cell>
          <table:table-cell table:number-columns-repeated="3"/>
        </table:table-row>
        <table:table-row table:style-name="ro1">
          <table:table-cell office:value-type="string">
            <text:p>c1</text:p>
          </table:table-cell>
          <table:table-cell table:formula="oooc:=[.B4]+[.B5]" office:value-type="float" office:value="48200">
            <text:p>48200</text:p>
          </table:table-cell>
          <table:table-cell table:style-name="ce1" office:value-type="string">
            <text:p>&gt;=</text:p>
          </table:table-cell>
          <table:table-cell office:value-type="float" office:value="17500">
            <text:p>17500</text:p>
          </table:table-cell>
        </table:table-row>
        <table:table-row table:style-name="ro1">
          <table:table-cell office:value-type="string">
            <text:p>c2</text:p>
          </table:table-cell>
          <table:table-cell table:formula="oooc:=4*[.B4]+2*[.B5]-[.B6]" office:value-type="float" office:value="48000">
            <text:p>48000</text:p>
          </table:table-cell>
          <table:table-cell table:style-name="ce1" office:value-type="string">
            <text:p>&lt;=</text:p>
          </table:table-cell>
          <table:table-cell office:value-type="float" office:value="48000">
            <text:p>48000</text:p>
          </table:table-cell>
        </table:table-row>
        <table:table-row table:style-name="ro1">
          <table:table-cell office:value-type="string">
            <text:p>c3</text:p>
          </table:table-cell>
          <table:table-cell table:formula="oooc:=[.B6]-[.B5]" office:value-type="float" office:value="199.999999999993">
            <text:p>200</text:p>
          </table:table-cell>
          <table:table-cell office:value-type="string">
            <text:p>=</text:p>
          </table:table-cell>
          <table:table-cell office:value-type="float" office:value="200">
            <text:p>200</text:p>
          </table:table-cell>
        </table:table-row>
      </table:table>
      <table:table table:name="Test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Tahoma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1-22">11/22/2005</text:date>, <text:time>00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30$Linux OpenOffice.org_project/680m130$Build-8955
  </meta:generator>
    <meta:initial-creator>Kohei Yoshida</meta:initial-creator>
    <meta:creation-date>2005-02-13T11:40:17</meta:creation-date>
    <dc:creator>Kohei Yoshida</dc:creator>
    <dc:date>2005-11-22T00:01:40</dc:date>
    <dc:language>en-US</dc:language>
    <meta:editing-cycles>22</meta:editing-cycles>
    <meta:editing-duration>PT1H1M13S</meta:editing-duration>
    <meta:user-defined meta:name="Info 1"/>
    <meta:user-defined meta:name="Info 2"/>
    <meta:user-defined meta:name="Info 3"/>
    <meta:user-defined meta:name="Info 4"/>
    <meta:user-defined meta:name="us.kohei.ooo.solver:model" meta:value-type="string">$'Scenario 1'.$B$1,min,$'Scenario 1'.$B$4:$B$6,$'Scenario 1'.$B$9,&gt;=,$'Scenario 1'.$D$9,$'Scenario 1'.$B$10,&lt;=,$'Scenario 1'.$D$10,$'Scenario 1'.$B$11,=,$'Scenario 1'.$D$11</meta:user-defined>
    <meta:user-defined meta:name="MyTest" meta:value-type="string">$'Scenario 1'.$B$1</meta:user-defined>
    <meta:document-statistic meta:table-count="2" meta:cell-count="22"/>
  </office:meta>
</office:document-meta>
</file>